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2DImagePainterImpl.getIm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ImagePainterImpl.prepare( Graphics2D g2d , Rectangle2D are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raphics2DImagePainterImpl.Graphics2DImagePainterImpl( GraphicsNode root , BridgeContext ctx , Dimension im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2DImagePainterImpl.paint( Graphics2D g2d , Rectangle2D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